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0.0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Not_20_navigable" draw:marker-end-width="0.4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3.548cm" fo:min-width="0.0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14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14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13cm" svg:y1="10cm" svg:x2="13cm" svg:y2="12.4cm">
              <text:p/>
            </draw:line>
            <draw:line draw:style-name="gr4" draw:text-style-name="P1" draw:layer="layout" svg:x1="13cm" svg:y1="12cm" svg:x2="13cm" svg:y2="14cm">
              <text:p/>
            </draw:line>
          </draw:g>
          <draw:custom-shape draw:style-name="gr5" draw:text-style-name="P3" draw:layer="layout" svg:width="4cm" svg:height="0.995cm" svg:x="11cm" svg:y="10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n</text:span><text:span text:style-name="T1">a</text:span><text:span text:style-name="T1">m</text:span><text:span text:style-name="T1">e:</text:span><text:span text:style-name="T1">C</text:span><text:span text:style-name="T1">la</text:span><text:span text:style-name="T1">s</text:span><text:span text:style-name="T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4" draw:layer="layout" svg:width="0.5cm" svg:height="1.5cm" svg:x="12.75cm" svg:y="11.5cm">
          <draw:glue-point draw:id="4" svg:x="-4.993cm" svg:y="-4.999cm"/>
          <draw:glue-point draw:id="5" svg:x="-4.993cm" svg:y="4.82cm"/>
          <draw:glue-point draw:id="6" svg:x="-4.993cm" svg:y="4.329cm"/>
          <draw:glue-point draw:id="7" svg:x="-4.993cm" svg:y="3.838cm"/>
          <draw:glue-point draw:id="8" svg:x="-4.993cm" svg:y="3.347cm"/>
          <draw:glue-point draw:id="9" svg:x="-4.993cm" svg:y="2.856cm"/>
          <draw:glue-point draw:id="10" svg:x="-4.993cm" svg:y="2.365cm"/>
          <draw:glue-point draw:id="11" svg:x="-4.993cm" svg:y="1.874cm"/>
          <draw:glue-point draw:id="12" svg:x="-4.993cm" svg:y="1.383cm"/>
          <draw:glue-point draw:id="13" svg:x="-4.993cm" svg:y="0.892cm"/>
          <draw:glue-point draw:id="14" svg:x="-4.993cm" svg:y="0.401cm"/>
          <draw:glue-point draw:id="15" svg:x="-4.993cm" svg:y="-0.089cm"/>
          <draw:glue-point draw:id="16" svg:x="-4.993cm" svg:y="-0.58cm"/>
          <draw:glue-point draw:id="17" svg:x="-4.993cm" svg:y="-1.071cm"/>
          <draw:glue-point draw:id="18" svg:x="-4.993cm" svg:y="-1.562cm"/>
          <draw:glue-point draw:id="19" svg:x="-4.993cm" svg:y="-2.053cm"/>
          <draw:glue-point draw:id="20" svg:x="-4.993cm" svg:y="-2.544cm"/>
          <draw:glue-point draw:id="21" svg:x="-4.993cm" svg:y="-3.035cm"/>
          <draw:glue-point draw:id="22" svg:x="-4.993cm" svg:y="-3.526cm"/>
          <draw:glue-point draw:id="23" svg:x="-4.993cm" svg:y="-4.017cm"/>
          <draw:glue-point draw:id="24" svg:x="-4.993cm" svg:y="-4.508cm"/>
          <draw:glue-point draw:id="25" svg:x="5.662cm" svg:y="-4.508cm"/>
          <draw:glue-point draw:id="26" svg:x="5.662cm" svg:y="-4.017cm"/>
          <draw:glue-point draw:id="27" svg:x="5.662cm" svg:y="-3.526cm"/>
          <draw:glue-point draw:id="28" svg:x="5.662cm" svg:y="-3.035cm"/>
          <draw:glue-point draw:id="29" svg:x="5.662cm" svg:y="-2.544cm"/>
          <draw:glue-point draw:id="30" svg:x="5.662cm" svg:y="-2.053cm"/>
          <draw:glue-point draw:id="31" svg:x="5.662cm" svg:y="-1.562cm"/>
          <draw:glue-point draw:id="32" svg:x="5.662cm" svg:y="-1.071cm"/>
          <draw:glue-point draw:id="33" svg:x="5.662cm" svg:y="-0.58cm"/>
          <draw:glue-point draw:id="34" svg:x="5.662cm" svg:y="-0.089cm"/>
          <draw:glue-point draw:id="35" svg:x="5.662cm" svg:y="0.401cm"/>
          <draw:glue-point draw:id="36" svg:x="5.662cm" svg:y="0.892cm"/>
          <draw:glue-point draw:id="37" svg:x="5.662cm" svg:y="1.383cm"/>
          <draw:glue-point draw:id="38" svg:x="5.662cm" svg:y="1.874cm"/>
          <draw:glue-point draw:id="39" svg:x="5.662cm" svg:y="2.365cm"/>
          <draw:glue-point draw:id="40" svg:x="5.662cm" svg:y="2.856cm"/>
          <draw:glue-point draw:id="41" svg:x="5.662cm" svg:y="3.347cm"/>
          <draw:glue-point draw:id="42" svg:x="5.662cm" svg:y="3.838cm"/>
          <draw:glue-point draw:id="43" svg:x="5.662cm" svg:y="4.329cm"/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8cm" svg:y1="10cm" svg:x2="18cm" svg:y2="12.4cm">
              <text:p/>
            </draw:line>
            <draw:line draw:style-name="gr8" draw:text-style-name="P1" draw:layer="layout" svg:x1="18cm" svg:y1="12cm" svg:x2="18cm" svg:y2="14cm">
              <text:p/>
            </draw:line>
          </draw:g>
          <draw:custom-shape draw:style-name="gr9" draw:text-style-name="P3" draw:layer="layout" svg:width="4cm" svg:height="0.995cm" svg:x="16cm" svg:y="10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name: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4" draw:layer="layout" svg:width="0.5cm" svg:height="3.75cm" svg:x="21.5cm" svg:y="11.5cm">
          <draw:glue-point draw:id="4" svg:x="-4.993cm" svg:y="-4.999cm"/>
          <draw:glue-point draw:id="5" svg:x="-4.993cm" svg:y="4.82cm"/>
          <draw:glue-point draw:id="6" svg:x="-4.993cm" svg:y="4.329cm"/>
          <draw:glue-point draw:id="7" svg:x="-4.993cm" svg:y="3.838cm"/>
          <draw:glue-point draw:id="8" svg:x="-4.993cm" svg:y="3.347cm"/>
          <draw:glue-point draw:id="9" svg:x="-4.993cm" svg:y="2.856cm"/>
          <draw:glue-point draw:id="10" svg:x="-4.993cm" svg:y="2.365cm"/>
          <draw:glue-point draw:id="11" svg:x="-4.993cm" svg:y="1.874cm"/>
          <draw:glue-point draw:id="12" svg:x="-4.993cm" svg:y="1.383cm"/>
          <draw:glue-point draw:id="13" svg:x="-4.993cm" svg:y="0.892cm"/>
          <draw:glue-point draw:id="14" svg:x="-4.993cm" svg:y="0.401cm"/>
          <draw:glue-point draw:id="15" svg:x="-4.993cm" svg:y="-0.089cm"/>
          <draw:glue-point draw:id="16" svg:x="-4.993cm" svg:y="-0.58cm"/>
          <draw:glue-point draw:id="17" svg:x="-4.993cm" svg:y="-1.071cm"/>
          <draw:glue-point draw:id="18" svg:x="-4.993cm" svg:y="-1.562cm"/>
          <draw:glue-point draw:id="19" svg:x="-4.993cm" svg:y="-2.053cm"/>
          <draw:glue-point draw:id="20" svg:x="-4.993cm" svg:y="-2.544cm"/>
          <draw:glue-point draw:id="21" svg:x="-4.993cm" svg:y="-3.035cm"/>
          <draw:glue-point draw:id="22" svg:x="-4.993cm" svg:y="-3.526cm"/>
          <draw:glue-point draw:id="23" svg:x="-4.993cm" svg:y="-4.017cm"/>
          <draw:glue-point draw:id="24" svg:x="-4.993cm" svg:y="-4.508cm"/>
          <draw:glue-point draw:id="25" svg:x="5.662cm" svg:y="-4.508cm"/>
          <draw:glue-point draw:id="26" svg:x="5.662cm" svg:y="-4.017cm"/>
          <draw:glue-point draw:id="27" svg:x="5.662cm" svg:y="-3.526cm"/>
          <draw:glue-point draw:id="28" svg:x="5.662cm" svg:y="-3.035cm"/>
          <draw:glue-point draw:id="29" svg:x="5.662cm" svg:y="-2.544cm"/>
          <draw:glue-point draw:id="30" svg:x="5.662cm" svg:y="-2.053cm"/>
          <draw:glue-point draw:id="31" svg:x="5.662cm" svg:y="-1.562cm"/>
          <draw:glue-point draw:id="32" svg:x="5.662cm" svg:y="-1.071cm"/>
          <draw:glue-point draw:id="33" svg:x="5.662cm" svg:y="-0.58cm"/>
          <draw:glue-point draw:id="34" svg:x="5.662cm" svg:y="-0.089cm"/>
          <draw:glue-point draw:id="35" svg:x="5.662cm" svg:y="0.401cm"/>
          <draw:glue-point draw:id="36" svg:x="5.662cm" svg:y="0.892cm"/>
          <draw:glue-point draw:id="37" svg:x="5.662cm" svg:y="1.383cm"/>
          <draw:glue-point draw:id="38" svg:x="5.662cm" svg:y="1.874cm"/>
          <draw:glue-point draw:id="39" svg:x="5.662cm" svg:y="2.365cm"/>
          <draw:glue-point draw:id="40" svg:x="5.662cm" svg:y="2.856cm"/>
          <draw:glue-point draw:id="41" svg:x="5.662cm" svg:y="3.347cm"/>
          <draw:glue-point draw:id="42" svg:x="5.662cm" svg:y="3.838cm"/>
          <draw:glue-point draw:id="43" svg:x="5.662cm" svg:y="4.329cm"/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" draw:text-style-name="P5" draw:layer="layout" svg:x1="14cm" svg:y1="15.716cm" svg:x2="17.301cm" svg:y2="15.716cm">
            <text:p/>
          </draw:line>
          <draw:frame draw:style-name="gr12" draw:text-style-name="P7" draw:layer="layout" svg:width="2.412cm" svg:height="0.725cm" svg:x="14cm" svg:y="15cm">
            <draw:text-box>
              <text:p text:style-name="P6"><text:span text:style-name="T1">method()</text:span></text:p>
            </draw:text-box>
          </draw:frame>
        </draw:g>
        <draw:g draw:style-name="gr2">
          <draw:line draw:style-name="gr13" draw:text-style-name="P5" draw:layer="layout" svg:x1="13.976cm" svg:y1="16.966cm" svg:x2="17.25cm" svg:y2="16.966cm">
            <text:p/>
          </draw:line>
          <draw:frame draw:style-name="gr14" draw:text-style-name="P9" draw:layer="layout" svg:width="2.393cm" svg:height="0.725cm" svg:x="13.976cm" svg:y="16.25cm">
            <draw:text-box>
              <text:p text:style-name="P8"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(</text:span><text:span text:style-name="T2">)</text:span></text:p>
            </draw:text-box>
          </draw:frame>
        </draw:g>
        <draw:g draw:style-name="gr2">
          <draw:line draw:style-name="gr15" draw:text-style-name="P5" draw:layer="layout" svg:x1="14cm" svg:y1="17.991cm" svg:x2="17.301cm" svg:y2="17.991cm">
            <text:p/>
          </draw:line>
          <draw:frame draw:style-name="gr16" draw:text-style-name="P7" draw:layer="layout" svg:width="2.412cm" svg:height="0.725cm" svg:x="14cm" svg:y="17.275cm">
            <draw:text-box>
              <text:p text:style-name="P6"><text:span text:style-name="T1">method()</text:span></text:p>
            </draw:text-box>
          </draw:frame>
        </draw:g>
        <draw:g draw:style-name="gr2">
          <draw:line draw:style-name="gr17" draw:text-style-name="P5" draw:layer="layout" svg:x1="19.615cm" svg:y1="18.053cm" svg:x2="22.889cm" svg:y2="18.053cm">
            <text:p/>
          </draw:line>
          <draw:frame draw:style-name="gr18" draw:text-style-name="P9" draw:layer="layout" svg:width="2.393cm" svg:height="0.725cm" svg:x="19.615cm" svg:y="17.337cm">
            <draw:text-box>
              <text:p text:style-name="P10"><text:span text:style-name="T2">«create»</text:span></text:p>
            </draw:text-box>
          </draw:frame>
        </draw:g>
        <draw:g draw:style-name="gr2">
          <draw:line draw:style-name="gr19" draw:text-style-name="P5" draw:layer="layout" svg:x1="20.229cm" svg:y1="20.037cm" svg:x2="23.503cm" svg:y2="20.037cm">
            <text:p/>
          </draw:line>
          <draw:frame draw:style-name="gr20" draw:text-style-name="P9" draw:layer="layout" svg:width="2.393cm" svg:height="0.725cm" svg:x="20.229cm" svg:y="19.321cm">
            <draw:text-box>
              <text:p text:style-name="P10"><text:span text:style-name="T2">method()</text:span></text:p>
            </draw:text-box>
          </draw:frame>
        </draw:g>
        <draw:g draw:style-name="gr2">
          <draw:line draw:style-name="gr21" draw:text-style-name="P5" draw:layer="layout" svg:x1="17.25cm" svg:y1="19.241cm" svg:x2="14cm" svg:y2="19.241cm">
            <text:p/>
          </draw:line>
          <draw:frame draw:style-name="gr22" draw:text-style-name="P9" draw:layer="layout" svg:width="2.376cm" svg:height="0.725cm" svg:x="14.874cm" svg:y="18.525cm">
            <draw:text-box>
              <text:p text:style-name="P8"><text:span text:style-name="T2">retur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fe_20_end" draw:display-name="Life end" svg:viewBox="0 0 1420 1662" svg:d="M0 150l75-75 75-75 454 454v-62h106 106v62l454-454 75 75 75 75-560 560 560 560-75 75-75 75-454-454v696h-106-106v-696l-454 454-75-75-75-75 560-560z"/>
    <draw:marker draw:name="Navigation" svg:viewBox="0 0 786 1228" svg:d="M151 1228l-76-25-75-25 318-952 76-226 75 226 317 952-76 25-75 25-162-486v462h-80-79v-464z"/>
    <draw:marker draw:name="Not_20_navigable" draw:display-name="Not navigable" svg:viewBox="0 0 706 1270" svg:d="M0 352l35-35 36-35 232 232v-514h50 50v513l232-231 35 35 36 35-282 283 282 282-36 35-35 35-232-231v514h-50-50v-515l-232 232-36-35-35-35 282-282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 F. Velez</meta:initial-creator>
    <meta:creation-date>2023-11-20T21:02:33.749374860</meta:creation-date>
    <dc:date>2023-11-20T21:53:43.514356477</dc:date>
    <dc:creator>Jose F. Velez</dc:creator>
    <meta:editing-duration>PT51M9S</meta:editing-duration>
    <meta:editing-cycles>2</meta:editing-cycles>
    <meta:generator>LibreOffice/7.6.2.1$Linux_X86_64 LibreOffice_project/60$Build-1</meta:generator>
    <meta:document-statistic meta:object-count="30"/>
  </office:meta>
</office:document-meta>
</file>